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20b50"/>
    </style:style>
    <style:style style:name="P2" style:family="paragraph" style:parent-style-name="Standard">
      <style:text-properties fo:font-size="18pt" officeooo:rsid="00c54a9e" officeooo:paragraph-rsid="00c54a9e"/>
    </style:style>
    <style:style style:name="P3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54a9e" officeooo:paragraph-rsid="00c347ea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paragraph-rsid="00c54a9e"/>
    </style:style>
    <style:style style:name="P5" style:family="paragraph" style:parent-style-name="Standard">
      <style:text-properties fo:font-size="18pt" officeooo:rsid="00c54a9e" officeooo:paragraph-rsid="00c54a9e"/>
    </style:style>
    <style:style style:name="P6" style:family="paragraph" style:parent-style-name="Standard">
      <style:text-properties fo:font-size="18pt" officeooo:rsid="00c87d01" officeooo:paragraph-rsid="00c87d01"/>
    </style:style>
    <style:style style:name="P7" style:family="paragraph" style:parent-style-name="Standard">
      <style:text-properties officeooo:rsid="00c87d01" officeooo:paragraph-rsid="00c87d01"/>
    </style:style>
    <style:style style:name="P8" style:family="paragraph" style:parent-style-name="Standard">
      <style:text-properties officeooo:rsid="00c347ea" officeooo:paragraph-rsid="00c87d01"/>
    </style:style>
    <style:style style:name="P9" style:family="paragraph" style:parent-style-name="Standard">
      <style:text-properties officeooo:rsid="00c347ea" officeooo:paragraph-rsid="00c347ea"/>
    </style:style>
    <style:style style:name="T1" style:family="text">
      <style:text-properties fo:font-size="18pt"/>
    </style:style>
    <style:style style:name="T2" style:family="text">
      <style:text-properties fo:font-size="18pt" officeooo:rsid="00c54a9e"/>
    </style:style>
    <style:style style:name="T3" style:family="text">
      <style:text-properties officeooo:rsid="00c87d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actions</text:p>
      <text:p text:style-name="Standard"/>
      <text:p text:style-name="P4"><text:span text:style-name="T2">Écritures fractionnaires / Fractions</text:span></text:p>
      <text:p text:style-name="P2">oral : <text:span text:style-name="T3">p102 : </text:span>1, 2</text:p>
      <text:p text:style-name="P6">p103 : 5, 6, 12, 15</text:p>
      <text:p text:style-name="P6">p104 : 20</text:p>
      <text:p text:style-name="P6">p105 : 29</text:p>
      <text:p text:style-name="P6">p110 : 73, 75</text:p>
      <text:p text:style-name="P8"/>
      <text:p text:style-name="P2">Simplifier une fraction</text:p>
      <text:p text:style-name="P6">p103 : 7, 9</text:p>
      <text:p text:style-name="P6">p104 : 17, 19, 21</text:p>
      <text:p text:style-name="P6">p105 : 24, 30, 32, 34</text:p>
      <text:p text:style-name="P7"><text:span text:style-name="T1">p110 : 76, 77</text:span></text:p>
      <text:p text:style-name="P9"/>
      <text:p text:style-name="P7">Fractions supérieures à 1</text:p>
      <text:p text:style-name="P7">p103 : 8, 10</text:p>
      <text:p text:style-name="P7"/>
      <text:p text:style-name="P2">Fractions d’une quantité</text:p>
      <text:p text:style-name="P6">p103 : 13</text:p>
      <text:p text:style-name="P6">p104 : 18</text:p>
      <text:p text:style-name="P6">p105 : 22</text:p>
      <text:p text:style-name="P6">p106 : 36, 37, 39, 40</text:p>
      <text:p text:style-name="P6">p107 : 43, 50</text:p>
      <text:p text:style-name="P9"/>
      <text:p text:style-name="P2">Problèmes concrets</text:p>
      <text:p text:style-name="P7">p106 : 42</text:p>
      <text:p text:style-name="P7">p107 : 48, 49, 52, 55</text:p>
      <text:p text:style-name="P7">p109 : 66, 67, 70</text:p>
      <text:p text:style-name="P7">p111 : 83, 84, 85, 86, 87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27M6S</meta:editing-duration>
    <meta:editing-cycles>154</meta:editing-cycles>
    <meta:generator>LibreOffice/7.3.7.2$Linux_X86_64 LibreOffice_project/30$Build-2</meta:generator>
    <meta:initial-creator>Véronique et Thibaud FONTANET</meta:initial-creator>
    <dc:date>2023-05-05T22:05:18.442546529</dc:date>
    <meta:print-date>2021-01-04T09:36:06.738044778</meta:print-date>
    <meta:document-statistic meta:table-count="0" meta:image-count="0" meta:object-count="0" meta:page-count="1" meta:paragraph-count="25" meta:word-count="102" meta:character-count="410" meta:non-whitespace-character-count="333"/>
  </office:meta>
</office:document-meta>
</file>